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/>
    <style:font-face style:name="DejaVu Math TeX Gyre1" svg:font-family="'DejaVu Math TeX Gyre'" style:font-pitch="variable"/>
    <style:font-face style:name="DejaVu Math TeX Gyre2" svg:font-family="'DejaVu Math TeX Gyre'" style:font-adornments="Regular" style:font-pitch="variable"/>
    <style:font-face style:name="DejaVu Math TeX Gyre3" svg:font-family="'DejaVu Math TeX Gyre'" style:font-adornments="Regular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in-height="0.893cm" loext:decorative="false"/>
    </style:style>
    <style:style style:name="gr2" style:family="graphic" style:parent-style-name="standard">
      <style:graphic-properties draw:stroke="none" draw:fill="none" draw:textarea-vertical-align="middle" fo:min-height="4.663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textarea-vertical-align="middle" fo:min-height="1.5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729fcf" draw:auto-grow-height="true" fo:min-height="1.878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31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1.85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0.165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9.526cm" loext:decorative="false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  <style:text-properties style:font-name="DejaVu Math TeX Gyre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DejaVu Math TeX Gyre1" fo:font-size="24pt" style:font-size-asian="24pt" style:font-size-complex="24pt"/>
    </style:style>
    <style:style style:name="P4" style:family="paragraph">
      <loext:graphic-properties draw:fill="solid" draw:fill-color="#729fcf"/>
      <style:paragraph-properties fo:text-align="center"/>
      <style:text-properties style:font-name="DejaVu Math TeX Gyre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fo:text-align="center"/>
      <style:text-properties style:font-name="DejaVu Math TeX Gyre1" fo:font-style="italic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style:font-name="DejaVu Math TeX Gyre1" fo:font-size="24pt" fo:font-style="normal" style:font-size-asian="24pt" style:font-style-asian="normal" style:font-size-complex="24pt" style:font-style-complex="normal"/>
    </style:style>
    <style:style style:name="P12" style:family="paragraph">
      <loext:graphic-properties draw:fill-color="#ffffff"/>
      <style:paragraph-properties fo:text-align="start"/>
      <style:text-properties style:font-name="DejaVu Math TeX Gyre1" fo:font-size="24pt" fo:font-style="normal" style:font-size-asian="24pt" style:font-style-asian="normal" style:font-size-complex="24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style:font-name="DejaVu Math TeX Gyre1" fo:font-size="18pt" fo:font-style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fffff"/>
      <style:text-properties style:font-name="DejaVu Math TeX Gyre1" fo:font-size="18pt" fo:font-style="normal" style:font-size-asian="18pt" style:font-style-asian="normal" style:font-size-complex="18pt" style:font-style-complex="normal"/>
    </style:style>
    <style:style style:name="P17" style:family="paragraph">
      <style:paragraph-properties fo:margin-left="0cm" fo:margin-right="0cm" fo:text-align="start" fo:text-indent="0cm"/>
    </style:style>
    <style:style style:name="T1" style:family="text">
      <style:text-properties style:font-name="DejaVu Math TeX Gyre1" fo:font-size="24pt" style:font-size-asian="24pt" style:font-size-complex="24pt"/>
    </style:style>
    <style:style style:name="T2" style:family="text">
      <style:text-properties style:font-name="DejaVu Math TeX Gyre1" fo:font-size="44pt" style:font-size-asian="44pt" style:font-size-complex="44pt"/>
    </style:style>
    <style:style style:name="T3" style:family="text">
      <style:text-properties style:font-name="DejaVu Math TeX Gyre1" fo:font-size="18pt" style:font-size-asian="18pt" style:font-size-complex="18pt"/>
    </style:style>
    <style:style style:name="T4" style:family="text">
      <style:text-properties style:font-name="DejaVu Math TeX Gyre1"/>
    </style:style>
    <style:style style:name="T5" style:family="text">
      <style:text-properties style:font-name="DejaVu Math TeX Gyre1"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Math TeX Gyre1" fo:font-size="18pt"/>
    </style:style>
    <style:style style:name="T9" style:family="text">
      <style:text-properties style:text-position="-8% 58%" fo:font-size="24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size="18pt" fo:font-style="normal" fo:text-shadow="none" style:text-underline-style="none" fo:font-weight="normal" style:letter-kerning="true" fo:background-color="transparent" style:font-name-asian="Unifont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" fo:font-size="18pt" fo:font-style="normal" fo:text-shadow="none" style:text-underline-style="none" fo:font-weight="normal" style:letter-kerning="true" fo:background-color="transparent" style:font-name-asian="DejaVu Math TeX Gyre" style:font-size-asian="18pt" style:font-style-asian="normal" style:font-weight-asian="normal" style:font-name-complex="DejaVu Math TeX Gyr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" fo:font-size="18pt" fo:font-style="normal" fo:text-shadow="none" style:text-underline-style="none" fo:font-weight="normal" style:letter-kerning="true" fo:background-color="transparent" style:font-name-asian="DejaVu Math TeX Gyre" style:font-size-asian="18pt" style:font-style-asian="normal" style:font-weight-asian="normal" style:font-name-complex="DejaVu Math TeX Gyr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DejaVu Math TeX Gyre" fo:font-size="18pt" style:font-name-asian="DejaVu Math TeX Gyre" style:font-size-asian="18pt" style:font-name-complex="DejaVu Math TeX Gyre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text-position="-8% 58%" fo:font-size="18pt" style:font-size-asian="18pt" style:font-size-complex="18pt"/>
    </style:style>
    <style:style style:name="T17" style:family="text">
      <style:text-properties style:text-position="0% 100%" style:font-name="DejaVu Math TeX Gyre" fo:font-size="24pt" style:font-name-asian="DejaVu Math TeX Gyre" style:font-size-asian="24pt" style:font-name-complex="DejaVu Math TeX Gyre" style:font-size-complex="24pt"/>
    </style:style>
    <style:style style:name="T18" style:family="text">
      <style:text-properties style:font-name="DejaVu Math TeX Gyre1" fo:font-size="18pt" fo:font-style="normal" style:font-size-asian="18pt" style:font-style-asian="normal" style:font-size-complex="18pt" style:font-style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18pt" fo:font-style="normal" fo:text-shadow="none" style:text-underline-style="none" fo:font-weight="normal" style:letter-kerning="true" fo:background-color="transparent" style:font-name-asian="Unifont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3" draw:layer="layout" svg:width="25.191cm" svg:height="9.318cm" svg:x="1.399cm" svg:y="3.59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2"><text:span text:style-name="T1"/></text:p>
            <text:p text:style-name="P2"><text:span text:style-name="T1"><text:line-break/></text:span><text:span text:style-name="T1"><text:line-break/></text:span><text:span text:style-name="T1"/></text:p>
            <text:p><text:span text:style-name="T1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2" draw:text-style-name="P6" draw:layer="layout" svg:width="22.52cm" svg:height="4.913cm" svg:x="2.838cm" svg:y="5.418cm">
          <draw:text-box>
            <text:p text:style-name="P5"><text:span text:style-name="T2">An overview of Self-Justifying Axiom Systems, and related questions</text:span></text:p>
          </draw:text-box>
        </draw:frame>
        <draw:frame draw:style-name="gr3" draw:text-style-name="P7" draw:layer="layout" svg:width="23.26cm" svg:height="0.887cm" svg:x="2.468cm" svg:y="0.495cm">
          <draw:text-box>
            <text:p><text:span text:style-name="T3">https://github.com/jpt4/sjas <text:s text:c="16"/>IU Logic Seminar – 2025APR16</text:span></text:p>
          </draw:text-box>
        </draw:frame>
        <draw:frame draw:style-name="gr3" draw:text-style-name="P7" draw:layer="layout" svg:width="23.26cm" svg:height="0.887cm" svg:x="2.468cm" svg:y="14.896cm">
          <draw:text-box>
            <text:p><text:span text:style-name="T3">James P. Torre, IV <text:s text:c="56"/>jpt4@proton.me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5">I: SJAS per se</text:span><text:span text:style-name="T5"><text:line-break/></text:span><text:span text:style-name="T5"><text:line-break/></text:span><text:span text:style-name="T5">II: Contextualization with other work</text:span><text:span text:style-name="T5"><text:line-break/></text:span><text:span text:style-name="T5"><text:line-break/></text:span><text:span text:style-name="T5">III: Extensions and connection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Content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6">Goedel's Second Incompleteness Theorem (G2): </text:span><text:span text:style-name="T6"><text:line-break/></text:span><text:span text:style-name="T6"><text:line-break/></text:span><text:span text:style-name="T6">Any logical theory which is 1) sufficiently expressive, 2) effective, and 3) consistent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6">Goedel's Second Incompleteness Theorem (G2): </text:span><text:span text:style-name="T6"><text:line-break/></text:span><text:span text:style-name="T6"><text:line-break/></text:span><text:span text:style-name="T6">Any logical theory which is 1) sufficiently expressive, 2) effective, and 3) </text:span><text:span text:style-name="T7">consistent</text:span><text:span text:style-name="T6">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6">Goedel's Second Incompleteness Theorem (G2): </text:span><text:span text:style-name="T6"><text:line-break/></text:span><text:span text:style-name="T6"><text:line-break/></text:span><text:span text:style-name="T6">Any logical theory which is 1) </text:span><text:span text:style-name="T7">sufficiently expressive</text:span><text:span text:style-name="T6">, 2) effective, and 3) </text:span><text:span text:style-name="T7">consistent</text:span><text:span text:style-name="T6">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6">Self-Justifying Axiom System (SJAS):</text:span><text:span text:style-name="T6"><text:line-break/></text:span><text:span text:style-name="T6"><text:line-break/></text:span><text:span text:style-name="T6">i. A theory S includes a statement of the consistency of S.</text:span><text:span text:style-name="T6"><text:line-break/></text:span><text:span text:style-name="T6"><text:line-break/></text:span><text:span text:style-name="T6">ii. S is consistent relative to a known theory T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2" draw:layer="layout" svg:width="25.191cm" svg:height="9.318cm" svg:x="1.399cm" svg:y="3.592cm" presentation:class="subtitle" presentation:user-transformed="true">
          <draw:text-box>
            <text:p text:style-name="P10"><text:span text:style-name="T6">Generalized Arithmetic Configuration:</text:span><text:span text:style-name="T6"><text:line-break/></text:span><text:span text:style-name="T6"><text:line-break/></text:span><text:span text:style-name="T6">i. Axiom Basis (language, consistency statement, et al.)</text:span><text:span text:style-name="T6"><text:line-break/></text:span><text:span text:style-name="T6"><text:line-break/></text:span><text:span text:style-name="T6">ii. Deductive Apparatus</text:span><text:span text:style-name="T6"><text:line-break/></text:span><text:span text:style-name="T6"> <text:s text:c="3"/>- Logical Axioms </text:span><text:span text:style-name="T6"><text:line-break/></text:span><text:span text:style-name="T6"> <text:s text:c="3"/>- Rules of Inference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Parametrizing Expressivity</text:span></text:p>
          </draw:text-box>
        </draw:frame>
        <draw:frame draw:style-name="gr4" draw:text-style-name="P13" draw:layer="layout" svg:width="1.905cm" svg:height="0.886cm" svg:x="13.043cm" svg:y="14.862cm">
          <draw:text-box>
            <text:p text:style-name="P5"><text:span text:style-name="T8">7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6">“</text:span><text:span text:style-name="T6">An axiom system α owns a Level-1 appreciation of its own self- consistency (under a deductive apparatus D) iff it can verify that D produces no two simultaneous proofs for a Π</text:span><text:span text:style-name="T9">1</text:span><text:span text:style-name="T6"> sentence and its negation.”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Parametrizing Consistenc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6" draw:layer="layout" svg:width="25.191cm" svg:height="9.318cm" svg:x="1.399cm" svg:y="3.593cm" presentation:class="subtitle" presentation:user-transformed="true">
          <draw:text-box>
            <text:p text:style-name="P15"><text:span text:style-name="T10">First Order Language without Induction:</text:span><text:span text:style-name="T10"><text:line-break/></text:span><text:span text:style-name="T10"><text:line-break/></text:span><text:span text:style-name="T10">Integer Subtraction(x, y)</text:span><text:span text:style-name="T10"><text:line-break/></text:span><text:span text:style-name="T10">Integer Division(x, y)</text:span><text:span text:style-name="T10"><text:line-break/></text:span><text:span text:style-name="T10">Maximum(x, y)</text:span><text:span text:style-name="T10"><text:line-break/></text:span><text:span text:style-name="T10">Length(x) = |x|</text:span><text:span text:style-name="T10"><text:line-break/></text:span><text:span text:style-name="T10">Root(x, y) = ⌈x^(1/y)⌉</text:span><text:span text:style-name="T10"><text:line-break/></text:span><text:span text:style-name="T10">Count(x, j) := the number of “1”s in x’s rightmost j bits</text:span><text:span text:style-name="T10"><text:line-break/></text:span><text:span text:style-name="T10"><text:line-break/></text:span><text:span text:style-name="T10">Mult(x, y, z):=</text:span><text:span text:style-name="T10"><text:line-break/></text:span><text:span text:style-name="T10">[(x = 0 ∨ y = 0) ⇒ z = 0] ∧ [(x != 0 ∧ y != 0) ⇒ (z/x = y ∧ ((z − 1)/x) &lt; y ) ]</text:span><text:span text:style-name="T10"><text:line-break/></text:span><text:span text:style-name="T10"><text:line-break/></text:span><text:span text:style-name="T10">Construct </text:span><text:span text:style-name="T11"><text:s/></text:span><text:span text:style-name="T12">Δ</text:span><text:span text:style-name="T11">k</text:span><text:span text:style-name="T12">,</text:span><text:span text:style-name="T11"> </text:span><text:span text:style-name="T12">Π</text:span><text:span text:style-name="T11">k</text:span><text:span text:style-name="T12">, Σ</text:span><text:span text:style-name="T11">k</text:span><text:span text:style-name="T13"> sentences as per normal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Axiom Basi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9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4">Group 0: Constants 0, 1, Addition(x, y), Double(x)</text:span><text:span text:style-name="T6"><text:line-break/></text:span><text:span text:style-name="T6"><text:line-break/></text:span><text:span text:style-name="T6">Group 1: a finite set of Π</text:span><text:span text:style-name="T9">1</text:span><text:span text:style-name="T6"> sentences, proving any ∆</text:span><text:span text:style-name="T9">0</text:span><text:span text:style-name="T6"> sentence that holds true under the standard model</text:span><text:span text:style-name="T6"><text:line-break/></text:span><text:span text:style-name="T6"><text:line-break/></text:span><text:span text:style-name="T6">Group 2: For each Π</text:span><text:span text:style-name="T9">1</text:span><text:span text:style-name="T6"> sentence Φ, ∀p {HilbPrf (&lt;Φ&gt;, p) ⇒ Φ }</text:span><text:span text:style-name="T6"><text:line-break/></text:span><text:span text:style-name="T6"><text:line-break/></text:span><text:span text:style-name="T6">Group 3: Kleene Fixed Point encoding of consistency:</text:span><text:span text:style-name="T6"><text:line-break/></text:span><text:span text:style-name="T6"><text:line-break/></text:span><text:span text:style-name="T6">∀x ∀y ∀p ∀q ¬[Pair(x, y) ∧ Prf(x, p) ∧ Prf(y, q)]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Axiom Basi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6">HilbPrf – Hilbert style proofs, using axiom schemae and modus ponens</text:span><text:span text:style-name="T6"><text:line-break/></text:span><text:span text:style-name="T6"><text:line-break/></text:span><text:span text:style-name="T6">Tab – standard semantic tableaux</text:span><text:span text:style-name="T6"><text:line-break/></text:span><text:span text:style-name="T6"><text:line-break/></text:span><text:span text:style-name="T6">X-Tab – semantic tableaux with an axiom scheme for LEM</text:span><text:span text:style-name="T6"><text:line-break/></text:span><text:span text:style-name="T6"><text:line-break/></text:span><text:span text:style-name="T6">Tab-1 – allows application of modus ponens for previously derived sentences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Deductive Apparatus</text:span></text:p>
          </draw:text-box>
        </draw:frame>
        <draw:frame draw:style-name="gr7" draw:text-style-name="P8" draw:layer="layout" svg:width="2.54cm" svg:height="1.521cm" svg:x="12.7cm" svg:y="14.862cm">
          <draw:text-box>
            <text:p text:style-name="P5"><text:span text:style-name="T4">1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6" draw:layer="layout" svg:width="25.191cm" svg:height="9.318cm" svg:x="1.399cm" svg:y="3.592cm" presentation:class="subtitle" presentation:user-transformed="true">
          <draw:text-box>
            <text:p text:style-name="P10"><text:span text:style-name="T15">“</text:span><text:span text:style-name="T15">An operation I( • ) that maps an initial axiom system A onto an alternate</text:span></text:p>
            <text:p text:style-name="P10"><text:span text:style-name="T15">system I(A) will be called Consistency Preserving iff I(A) is consistent whenever all of A’s axioms hold true under the standard model of the natural numbers. </text:span><text:span text:style-name="T15"><text:line-break/></text:span><text:span text:style-name="T15"><text:line-break/></text:span><text:span text:style-name="T15">Suppose the symbol D denotes either semantic tableaux deduction or its</text:span></text:p>
            <text:p text:style-name="P10"><text:span text:style-name="T15">Tab−1 generalization. Then the I</text:span><text:span text:style-name="T16">D</text:span><text:span text:style-name="T15">( • ) mapping operation is consistency preserving (e.g. I</text:span><text:span text:style-name="T16">D</text:span><text:span text:style-name="T15">(A) will be consistent whenever all of A’s axioms hold true</text:span></text:p>
            <text:p text:style-name="P10"><text:span text:style-name="T15">under the standard model of the natural numbers).”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Consistency Preservation</text:span></text:p>
          </draw:text-box>
        </draw:frame>
        <draw:frame draw:style-name="gr7" draw:text-style-name="P8" draw:layer="layout" svg:width="2.54cm" svg:height="1.521cm" svg:x="12.7cm" svg:y="14.862cm">
          <draw:text-box>
            <text:p text:style-name="P5"><text:span text:style-name="T4">1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7"><text:span text:style-name="T14">(1) ∀x ∃z Add(x, 1, z) <text:s text:c="16"/>NS: None</text:span><text:span text:style-name="T14"><text:line-break/></text:span><text:span text:style-name="T14">(2) ∀x ∀y ∃z Add(x, y, z) <text:s text:c="11"/></text:span><text:span text:style-name="T6">S: (1)</text:span></text:p>
            <text:p text:style-name="P15"><text:span text:style-name="T14">(3) ∀x ∀y ∃z Mult(x, y, z) <text:s text:c="10"/>A: (1), (2)</text:span><text:span text:style-name="T14"><text:line-break/></text:span><text:span text:style-name="T14"> <text:s text:c="50"/>M: (1), (2), (3)</text:span><text:span text:style-name="T14"><text:line-break/></text:span><text:span text:style-name="T14"><text:line-break/></text:span><text:span text:style-name="T14"><text:line-break/></text:span><text:span text:style-name="T14">Tab-1 + A = Hilb + </text:span><text:span text:style-name="T17">θ = SJA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rade-Offs</text:span></text:p>
          </draw:text-box>
        </draw:frame>
        <draw:frame draw:style-name="gr7" draw:text-style-name="P8" draw:layer="layout" svg:width="2.54cm" svg:height="1.521cm" svg:x="12.7cm" svg:y="14.862cm">
          <draw:text-box>
            <text:p text:style-name="P5"><text:span text:style-name="T4">1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4" draw:text-style-name="P11" draw:layer="layout" svg:width="25.191cm" svg:height="11.859cm" svg:x="1.399cm" svg:y="2.322cm" presentation:class="subtitle" presentation:user-transformed="true">
          <draw:text-box>
            <text:p text:style-name="P17"><text:span text:style-name="T14">Artemov – proves each of an infinite tower of consistency statements for subsets of PA</text:span><text:span text:style-name="T14"><text:line-break/></text:span><text:span text:style-name="T14"><text:line-break/></text:span><text:span text:style-name="T14">Beklemishev – unpublished simplification of Willard’s SJAS</text:span><text:span text:style-name="T14"><text:line-break/></text:span><text:span text:style-name="T14"><text:line-break/></text:span><text:span text:style-name="T14">Ganea – SJAS does not define an intermediate r.e. degree</text:span><text:span text:style-name="T14"><text:line-break/></text:span><text:span text:style-name="T14"><text:line-break/></text:span><text:span text:style-name="T14">Niebergall – non-arithmetically definable, consistency proving theories</text:span><text:span text:style-name="T14"><text:line-break/></text:span><text:span text:style-name="T14"><text:line-break/></text:span><text:span text:style-name="T6">Pakhomov – “A weak set theory that proves its own consistency”</text:span><text:span text:style-name="T6"><text:line-break/></text:span><text:span text:style-name="T6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he Local Cluster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Further Questions</text:p>
          </draw:text-box>
        </draw:frame>
        <draw:frame presentation:style-name="pr2" draw:text-style-name="P12" draw:layer="layout" svg:width="25.191cm" svg:height="9.318cm" svg:x="1.399cm" svg:y="3.592cm" presentation:class="subtitle" presentation:user-transformed="true">
          <draw:text-box>
            <text:p text:style-name="P10"><text:span text:style-name="T6">Is it correct?</text:span><text:span text:style-name="T6"><text:line-break/></text:span><text:span text:style-name="T6"><text:line-break/></text:span><text:span text:style-name="T6">Other parameter values </text:span><text:span text:style-name="T6"><text:line-break/></text:span><text:span text:style-name="T6"><text:tab/></text:span><text:span text:style-name="T6">- Deduction systems: cirquent calculus, resolution</text:span><text:span text:style-name="T6"><text:line-break/></text:span><text:span text:style-name="T6"><text:tab/></text:span></text:p>
            <text:p text:style-name="P10"><text:span text:style-name="T6">Executable realization</text:span></text:p>
            <text:p text:style-name="P10"><text:span text:style-name="T6"><text:tab/></text:span><text:span text:style-name="T6">- Relational logic programming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5" draw:text-style-name="P12" draw:layer="layout" svg:width="25.191cm" svg:height="10.165cm" svg:x="1.399cm" svg:y="3.169cm" presentation:class="subtitle" presentation:user-transformed="true">
          <draw:text-box>
            <text:p text:style-name="P10"><text:span text:style-name="T6">To what extent are the aspects of a formal system determined by its own powers?</text:span><text:span text:style-name="T6"><text:line-break/></text:span><text:span text:style-name="T6"><text:line-break/></text:span><text:span text:style-name="T6">- Consistency</text:span><text:span text:style-name="T6"><text:line-break/></text:span><text:span text:style-name="T6">- Definability</text:span><text:span text:style-name="T6"><text:line-break/></text:span><text:span text:style-name="T6">- Decidability</text:span><text:span text:style-name="T6"><text:line-break/></text:span><text:span text:style-name="T6">- Interpretation</text:span><text:span text:style-name="T6"><text:line-break/></text:span><text:span text:style-name="T6"> <text:s text:c="3"/>Brown and Palsberg, self-interpretation in System F</text:span><text:span text:style-name="T6"><text:line-break/></text:span><text:span text:style-name="T6">- Replication </text:span><text:span text:style-name="T6"><text:line-break/></text:span><text:span text:style-name="T6"> <text:s text:c="3"/>Von Neumann automata</text:span><text:span text:style-name="T6"><text:line-break/></text:span><text:span text:style-name="T6"><text:line-break/></text:span><text:span text:style-name="T6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2" draw:text-style-name="P12" draw:layer="layout" svg:width="25.191cm" svg:height="9.318cm" svg:x="1.399cm" svg:y="3.592cm" presentation:class="subtitle" presentation:user-transformed="true">
          <draw:text-box>
            <text:p text:style-name="P10"><text:span text:style-name="T6">To what extent are the aspects of a formal system determined by its own powers?</text:span><text:span text:style-name="T6"><text:line-break/></text:span><text:span text:style-name="T6"><text:line-break/></text:span><text:span text:style-name="T6">- Consistency</text:span><text:span text:style-name="T6"><text:line-break/></text:span><text:span text:style-name="T6">- Definability <text:s text:c="6"/>&lt;= <text:s text:c="2"/>Lawvere’s Fixed Point Theorm</text:span><text:span text:style-name="T6"><text:line-break/></text:span><text:span text:style-name="T6">- Decidability <text:s text:c="24"/>(per Yanofsky)</text:span></text:p>
            <text:p text:style-name="P10"><text:span text:style-name="T6"/></text:p>
            <text:p text:style-name="P10"><text:span text:style-name="T6"/></text:p>
            <text:p text:style-name="P10"><text:span text:style-name="T6">Further motivation for intensional exploration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7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6" draw:text-style-name="P16" draw:layer="layout" svg:width="25.191cm" svg:height="9.526cm" svg:x="1.399cm" svg:y="3.486cm" presentation:class="subtitle" presentation:user-transformed="true">
          <draw:text-box>
            <text:p text:style-name="P17"><text:span text:style-name="T18">Willard, D., 2005, An exploration of the partial respects in which an axiom</text:span></text:p>
            <text:p text:style-name="P17"><text:span text:style-name="T18">system recognizing solely addition as a total function can</text:span></text:p>
            <text:p text:style-name="P10"><text:span text:style-name="T19">verify its own consistency, DOI: 10.2178/jsl/1129642122</text:span><text:span text:style-name="T19"><text:line-break/></text:span><text:span text:style-name="T19"><text:line-break/></text:span><text:span text:style-name="T19">_, 2020, How the Law of Excluded Middle Pertains to the Second Incompleteness Theorem and its Boundary-Case Exceptions, https://arxiv.org/abs/2006.01057</text:span><text:span text:style-name="T19"><text:line-break/></text:span><text:span text:style-name="T19"><text:line-break/></text:span><text:span text:style-name="T19">Pakhomov, F., 2019, A weak set theory that proves its own consistency, https://arxiv.org/abs/1907.00877</text:span><text:span text:style-name="T19"><text:line-break/></text:span><text:span text:style-name="T19"><text:line-break/></text:span><text:span text:style-name="T19">Yanofsky, N. 2003, A Universal Approach to Self-Referential Paradoxes, Incompleteness and Fixed Points, http://dx.doi.org/10.2178/bsl/1058448677</text:span><text:span text:style-name="T19"><text:line-break/></text:span><text:span text:style-name="T19"><text:line-break/></text:span><text:span text:style-name="T19">Additional information is available here: </text:span><text:span text:style-name="T18">https://github.com/jpt4/sja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Selected Reference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/>
    <style:font-face style:name="DejaVu Math TeX Gyre1" svg:font-family="'DejaVu Math TeX Gyre'" style:font-pitch="variable"/>
    <style:font-face style:name="DejaVu Math TeX Gyre2" svg:font-family="'DejaVu Math TeX Gyre'" style:font-adornments="Regular" style:font-pitch="variable"/>
    <style:font-face style:name="DejaVu Math TeX Gyre3" svg:font-family="'DejaVu Math TeX Gyre'" style:font-adornments="Regular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family="'DejaVu Math TeX Gyre'" style:font-style-name="Regular" style:font-pitch="variable" fo:font-size="18pt" fo:font-style="normal" fo:text-shadow="none" style:text-underline-style="none" fo:font-weight="normal" style:letter-kerning="true" style:font-name-asian="Unifont1" style:font-family-asian="Unifont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family="'DejaVu Math TeX Gyre'" style:font-style-name="Regular" style:font-pitch="variable" fo:font-size="18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family="'DejaVu Math TeX Gyre'" style:font-style-name="Regular" style:font-pitch="variable" fo:font-size="44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1:20:47.028225717</meta:creation-date>
    <dc:date>2025-04-17T00:17:30.994756830</dc:date>
    <meta:editing-duration>P1DT8H20M16S</meta:editing-duration>
    <meta:editing-cycles>25</meta:editing-cycles>
    <meta:generator>LibreOffice/7.6.7.2$Linux_X86_64 LibreOffice_project/60$Build-2</meta:generator>
    <meta:print-date>2025-04-16T19:54:10.153046672</meta:print-date>
    <meta:printed-by>PDF files</meta:printed-by>
    <meta:document-statistic meta:object-count="146"/>
  </office:meta>
</office:document-meta>
</file>